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7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9" style:parent-style-name="Normal" style:family="paragraph">
      <style:paragraph-properties fo:text-align="justify" fo:line-height="200%"/>
    </style:style>
    <style:style style:name="T10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5" style:parent-style-name="Normal" style:family="paragraph">
      <style:paragraph-properties fo:text-align="justify" fo:line-height="200%"/>
    </style:style>
    <style:style style:name="T1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9" style:parent-style-name="Paragraphedeliste" style:list-style-name="LFO1" style:family="paragraph">
      <style:paragraph-properties fo:text-align="justify" fo:line-height="200%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2" style:parent-style-name="Paragraphedeliste" style:list-style-name="LFO1" style:family="paragraph">
      <style:paragraph-properties fo:text-align="justify" fo:line-height="200%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5" style:parent-style-name="Paragraphedeliste" style:list-style-name="LFO1" style:family="paragraph">
      <style:paragraph-properties fo:text-align="justify" fo:line-height="200%"/>
    </style:style>
    <style:style style:name="T2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2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2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1" style:parent-style-name="Paragraphedeliste" style:list-style-name="LFO1" style:family="paragraph">
      <style:paragraph-properties fo:text-align="justify" fo:line-height="200%"/>
    </style:style>
    <style:style style:name="T3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4" style:parent-style-name="Paragraphedeliste" style:list-style-name="LFO1" style:family="paragraph">
      <style:paragraph-properties fo:text-align="justify" fo:line-height="200%"/>
    </style:style>
    <style:style style:name="T3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7" style:parent-style-name="Paragraphedeliste" style:list-style-name="LFO1" style:family="paragraph">
      <style:paragraph-properties fo:text-align="justify" fo:line-height="200%"/>
    </style:style>
    <style:style style:name="T3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0" style:parent-style-name="Paragraphedeliste" style:list-style-name="LFO1" style:family="paragraph">
      <style:paragraph-properties fo:text-align="justify" fo:line-height="200%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4" style:parent-style-name="Paragraphedeliste" style:list-style-name="LFO1" style:family="paragraph">
      <style:paragraph-properties fo:text-align="justify" fo:line-height="200%"/>
    </style:style>
    <style:style style:name="T4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7" style:parent-style-name="Paragraphedeliste" style:list-style-name="LFO1" style:family="paragraph">
      <style:paragraph-properties fo:text-align="justify" fo:line-height="200%"/>
    </style:style>
    <style:style style:name="T4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50" style:parent-style-name="Paragraphedeliste" style:list-style-name="LFO1" style:family="paragraph">
      <style:paragraph-properties fo:text-align="justify" fo:line-height="200%"/>
    </style:style>
    <style:style style:name="T5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3" style:parent-style-name="Paragraphedeliste" style:list-style-name="LFO1" style:family="paragraph">
      <style:paragraph-properties fo:text-align="justify" fo:line-height="200%"/>
    </style:style>
    <style:style style:name="T5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6" style:parent-style-name="Paragraphedeliste" style:list-style-name="LFO1" style:family="paragraph">
      <style:paragraph-properties fo:text-align="justify" fo:line-height="200%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9" style:parent-style-name="Paragraphedeliste" style:list-style-name="LFO1" style:family="paragraph">
      <style:paragraph-properties fo:text-align="justify" fo:line-height="200%"/>
    </style:style>
    <style:style style:name="T6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2" style:parent-style-name="Paragraphedeliste" style:list-style-name="LFO1" style:family="paragraph">
      <style:paragraph-properties fo:text-align="justify" fo:line-height="200%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5" style:parent-style-name="Paragraphedeliste" style:list-style-name="LFO1" style:family="paragraph">
      <style:paragraph-properties fo:text-align="justify" fo:line-height="200%"/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8" style:parent-style-name="Paragraphedeliste" style:list-style-name="LFO1" style:family="paragraph">
      <style:paragraph-properties fo:text-align="justify" fo:line-height="200%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2" style:parent-style-name="Paragraphedeliste" style:list-style-name="LFO1" style:family="paragraph">
      <style:paragraph-properties fo:text-align="justify" fo:line-height="200%"/>
    </style:style>
    <style:style style:name="T7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5" style:parent-style-name="Paragraphedeliste" style:list-style-name="LFO1" style:family="paragraph">
      <style:paragraph-properties fo:text-align="justify" fo:line-height="200%"/>
    </style:style>
    <style:style style:name="T7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8" style:parent-style-name="Paragraphedeliste" style:list-style-name="LFO1" style:family="paragraph">
      <style:paragraph-properties fo:text-align="justify" fo:line-height="200%"/>
    </style:style>
    <style:style style:name="T7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7">N-SDM</text:span><text:span text:style-name="T8"><text:s/>main outputs</text:span></text:p>
      <text:p text:style-name="P9"><text:span text:style-name="T10">N-SDM</text:span><text:span text:style-name="T11"><text:s/>outputs can be retrieved from the “scratch” and “save” folders. After each<text:s/></text:span><text:span text:style-name="T12">N-SDM</text:span><text:span text:style-name="T13"><text:s/>run, main outputs from the scratch are synchronized to the save folder. It is possible to customize the list of outputs to<text:s/></text:span><text:span text:style-name="T14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5"><text:span text:style-name="T16">A typical<text:s/></text:span><text:span text:style-name="T17">N-SDM</text:span><text:span text:style-name="T18"><text:s/>run is generating the following sub-folders of outputs:</text:span></text:p>
      <text:list text:style-name="LFO1" text:continue-numbering="true">
        <text:list-item>
          <text:p text:style-name="P19"><text:span text:style-name="T20">d0_dataset</text:span><text:span text:style-name="T21">: species occurrence data used for model fitting, before and after spatial temporal disaggregation (.rds and .shp)</text:span></text:p>
        </text:list-item>
        <text:list-item>
          <text:p text:style-name="P22"><text:span text:style-name="T23">d1_covsel</text:span><text:span text:style-name="T24">: selected covariates (.rds)</text:span></text:p>
        </text:list-item>
        <text:list-item>
          <text:p text:style-name="P25"><text:span text:style-name="T26">d2_models</text:span><text:span text:style-name="T27">:<text:s/></text:span><text:span text:style-name="T28">individual model objects for each algorithm and hyperparameter configuration. *_tune.rds files include all tuned models with training/testing sets.</text:span><text:span text:style-name="T29"><text:s/></text:span><text:span text:style-name="T30">*_model.rds files store only the final model refitted on the full dataset using the best hyperparameters.</text:span></text:p>
        </text:list-item>
        <text:list-item>
          <text:p text:style-name="P31"><text:span text:style-name="T32">d3_evals</text:span><text:span text:style-name="T33">: individual model assessment metrics (.psv)</text:span></text:p>
        </text:list-item>
        <text:list-item>
          <text:p text:style-name="P34"><text:span text:style-name="T35">d4_covimps</text:span><text:span text:style-name="T36">: covariate importance scores (.psv)</text:span></text:p>
        </text:list-item>
        <text:list-item>
          <text:p text:style-name="P37"><text:span text:style-name="T38">d5_respcurves</text:span><text:span text:style-name="T39">: response curve data (.rds)</text:span></text:p>
        </text:list-item>
        <text:list-item>
          <text:p text:style-name="P40"><text:span text:style-name="T41">d6_preds</text:span><text:span text:style-name="T42">: raw predictions obtained for each individual<text:s/></text:span><text:span text:style-name="T43">algorithm (.rds)</text:span></text:p>
        </text:list-item>
        <text:list-item>
          <text:p text:style-name="P44"><text:span text:style-name="T45">d7_maps</text:span><text:span text:style-name="T46">: mapped predictions obtained for each individual algorithm (.tif)</text:span></text:p>
        </text:list-item>
        <text:list-item>
          <text:p text:style-name="P47"><text:span text:style-name="T48">d8_ensembles</text:span><text:span text:style-name="T49">: ensemble maps (.tif)</text:span></text:p>
        </text:list-item>
        <text:list-item>
          <text:p text:style-name="P50"><text:span text:style-name="T51">d9_ensembles-cv</text:span><text:span text:style-name="T52">: coefficient of variation maps for d8_ensembles (.tif)</text:span></text:p>
        </text:list-item>
        <text:list-item>
          <text:p text:style-name="P53"><text:span text:style-name="T54">d10_nested-ensembles</text:span><text:span text:style-name="T55">: nested ensemble maps (.tif)</text:span></text:p>
        </text:list-item>
        <text:list-item>
          <text:p text:style-name="P56"><text:span text:style-name="T57">d11_evals-ensembles</text:span><text:span text:style-name="T58">: model assessment metrics for ensembles and nested ensembles (.psv)</text:span></text:p>
        </text:list-item>
        <text:list-item>
          <text:p text:style-name="P59"><text:span text:style-name="T60">d12_preds-sce</text:span><text:span text:style-name="T61">: raw prediction obtained for each individual algorithm and scenario x period combination (.rds)</text:span></text:p>
        </text:list-item>
        <text:list-item>
          <text:p text:style-name="P62"><text:span text:style-name="T63">d13_maps-sce</text:span><text:span text:style-name="T64">: mapped predictions obtained for each individual algorithm and scenario x period combination (.tif)</text:span></text:p>
        </text:list-item>
        <text:list-item>
          <text:p text:style-name="P65"><text:span text:style-name="T66">d14_ensembles-sce</text:span><text:span text:style-name="T67">: ensemble maps for each scenario x period combination (.tif)</text:span></text:p>
        </text:list-item>
        <text:list-item>
          <text:p text:style-name="P68"><text:span text:style-name="T69">d15_ensembles-cv-sce</text:span><text:span text:style-name="T70">: coefficient of variation maps for</text:span><text:span text:style-name="T71"><text:tab/>d14_ensembles-sce (.tif)</text:span></text:p>
        </text:list-item>
        <text:list-item>
          <text:p text:style-name="P72"><text:span text:style-name="T73">d16_nested-ensembles-sce</text:span><text:span text:style-name="T74">: nested ensemble maps for each scenario x period combination (.tif)</text:span></text:p>
        </text:list-item>
        <text:list-item>
          <text:p text:style-name="P75"><text:span text:style-name="T76">plots</text:span><text:span text:style-name="T77">: response curves from d5 (.pdf)</text:span></text:p>
        </text:list-item>
        <text:list-item>
          <text:p text:style-name="P78"><text:span text:style-name="T79">sacct</text:span><text:span text:style-name="T80">: exported from the .script/tmp folder for each run, job status and resource usage logs from SLURM, useful for monitoring and debugging (.psv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3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 02.10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08T09:35:00Z</dc:date>
    <meta:template xlink:href="Normal.dotm" xlink:type="simple"/>
    <meta:editing-cycles>6</meta:editing-cycles>
    <meta:editing-duration>PT0S</meta:editing-duration>
    <meta:document-statistic meta:page-count="2" meta:paragraph-count="4" meta:word-count="320" meta:character-count="2146" meta:row-count="15" meta:non-whitespace-character-count="1830"/>
  </office:meta>
</office:document-meta>
</file>